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5ce" fo:border="0.06pt solid #000000"/>
    </style:style>
    <style:style style:name="ce4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b4c7dc" fo:border="0.06pt solid #000000"/>
    </style:style>
    <style:style style:name="ce14" style:family="table-cell" style:parent-style-name="Default">
      <style:table-cell-properties fo:background-color="#ff4000"/>
    </style:style>
    <style:style style:name="ce15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5ce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p11-10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8"/>
        <table:table-column table:style-name="co4" table:number-columns-repeated="2" table:default-cell-style-name="ce8"/>
        <table:table-column table:style-name="co4" table:default-cell-style-name="ce16"/>
        <table:table-column table:style-name="co8" table:default-cell-style-name="Default"/>
        <table:table-row table:style-name="ro1">
          <table:table-cell table:style-name="ce3" office:value-type="string" calcext:value-type="string">
            <text:p>Cukier</text:p>
          </table:table-cell>
          <table:table-cell table:style-name="ce3" office:value-type="string" calcext:value-type="string">
            <text:p>Waga</text:p>
          </table:table-cell>
          <table:table-cell table:style-name="ce3" office:value-type="string" calcext:value-type="string">
            <text:p>Cisnienie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Waga(B)</text:p>
          </table:table-cell>
          <table:table-cell table:number-columns-repeated="2"/>
          <table:table-cell table:style-name="Default"/>
          <table:table-cell table:style-name="ce20" office:value-type="string" calcext:value-type="string">
            <text:p>Tabela wewnętrznych sum</text:p>
          </table:table-cell>
          <table:table-cell table:style-name="ce20"/>
          <table:table-cell table:style-name="Default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ukier(A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string" calcext:value-type="string">
            <text:p>Waga(J)</text:p>
          </table:table-cell>
          <table:table-cell table:style-name="ce1"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Cukier(I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2"/>
          <table:table-cell table:number-columns-repeated="2" table:style-name="ce4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SUM([.F4:.F8])" office:value-type="float" office:value="383" calcext:value-type="float">
            <text:p>383</text:p>
          </table:table-cell>
          <table:table-cell table:formula="of:=SUM([.G4:.G8])" office:value-type="float" office:value="438" calcext:value-type="float">
            <text:p>438</text:p>
          </table:table-cell>
          <table:table-cell table:style-name="ce8" table:formula="of:=SUM([.J5:.K5])" office:value-type="float" office:value="821" calcext:value-type="float">
            <text:p>821</text:p>
          </table:table-cell>
          <table:table-cell table:style-name="ce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----------------&gt;</text:p>
          </table:table-cell>
          <table:table-cell table:style-name="ce12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90" calcext:value-type="float">
            <text:p>90</text:p>
          </table:table-cell>
          <table:table-cell table:style-name="ce2" office:value-type="string" calcext:value-type="string">
            <text:p>----------------&gt;</text:p>
          </table:table-cell>
          <table:table-cell table:style-name="ce12" office:value-type="float" office:value="2" calcext:value-type="float">
            <text:p>2</text:p>
          </table:table-cell>
          <table:table-cell table:formula="of:=SUM([.F9:.F13])" office:value-type="float" office:value="446" calcext:value-type="float">
            <text:p>446</text:p>
          </table:table-cell>
          <table:table-cell table:formula="of:=SUM([.G9:.G13])" office:value-type="float" office:value="500" calcext:value-type="float">
            <text:p>500</text:p>
          </table:table-cell>
          <table:table-cell table:style-name="ce8" table:formula="of:=SUM([.J6:.K6])" office:value-type="float" office:value="946" calcext:value-type="float">
            <text:p>94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2"/>
          <table:table-cell table:style-name="ce4" office:value-type="float" office:value="85" calcext:value-type="float">
            <text:p>85</text:p>
          </table:table-cell>
          <table:table-cell table:style-name="ce4" office:value-type="float" office:value="95" calcext:value-type="float">
            <text:p>95</text:p>
          </table:table-cell>
          <table:table-cell/>
          <table:table-cell table:style-name="ce1"/>
          <table:table-cell table:formula="of:=SUM([.$J$5:.$J$6])" office:value-type="float" office:value="829" calcext:value-type="float">
            <text:p>829</text:p>
          </table:table-cell>
          <table:table-cell table:formula="of:=SUM([.$K$5:.$K$6])" office:value-type="float" office:value="938" calcext:value-type="float">
            <text:p>938</text:p>
          </table:table-cell>
          <table:table-cell table:style-name="ce8" table:formula="of:=[.L6] + [.K6]" office:value-type="float" office:value="1446" calcext:value-type="float">
            <text:p>144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2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88" calcext:value-type="float">
            <text:p>88</text:p>
          </table:table-cell>
          <table:table-cell/>
          <table:table-cell table:style-name="ce1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0" calcext:value-type="float">
            <text:p>90</text:p>
          </table:table-cell>
          <table:table-cell/>
          <table:table-cell table:style-name="ce1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2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95" calcext:value-type="float">
            <text:p>9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międzygrupowa B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2"/>
          <table:table-cell table:style-name="ce4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----------------&gt;</text:p>
          </table:table-cell>
          <table:table-cell table:style-name="ce18" office:value-type="string" calcext:value-type="string">
            <text:p>x.i.</text:p>
          </table:table-cell>
          <table:table-cell table:formula="of:=[.J7]/([.$B$25] * [.$B$27])" office:value-type="float" office:value="82.9" calcext:value-type="float">
            <text:p>82.9</text:p>
          </table:table-cell>
          <table:table-cell table:formula="of:=[.K7]/([.$B$25] * [.$B$27])" office:value-type="float" office:value="93.8" calcext:value-type="float">
            <text:p>93.8</text:p>
          </table:table-cell>
          <table:table-cell table:style-name="ce12" office:value-type="string" calcext:value-type="string">
            <text:p>Sum</text:p>
          </table:table-cell>
          <table:table-cell table:style-name="ce1" office:value-type="string" calcext:value-type="string">
            <text:p>SS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2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5" calcext:value-type="float">
            <text:p>105</text:p>
          </table:table-cell>
          <table:table-cell/>
          <table:table-cell table:style-name="ce12" office:value-type="string" calcext:value-type="string">
            <text:p>(x.i.-mean)^2</text:p>
          </table:table-cell>
          <table:table-cell table:formula="of:=([.J11]-[.$C$23])^2" office:value-type="float" office:value="29.7024999999999" calcext:value-type="float">
            <text:p>29.7024999999999</text:p>
          </table:table-cell>
          <table:table-cell table:formula="of:=([.K11]-[.$C$23])^2" office:value-type="float" office:value="29.7025" calcext:value-type="float">
            <text:p>29.7025</text:p>
          </table:table-cell>
          <table:table-cell table:style-name="ce8" table:formula="of:=SUM([.J12:.K12])" office:value-type="float" office:value="59.4049999999999" calcext:value-type="float">
            <text:p>59.4049999999999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2"/>
          <table:table-cell table:style-name="ce4" office:value-type="float" office:value="86" calcext:value-type="float">
            <text:p>86</text:p>
          </table:table-cell>
          <table:table-cell table:style-name="ce4" office:value-type="float" office:value="110" calcext:value-type="float">
            <text:p>110</text:p>
          </table:table-cell>
          <table:table-cell/>
          <table:table-cell table:style-name="ce1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12" office:value-type="string" calcext:value-type="string">
            <text:p>I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międzygrupowa 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Waga(B)</text:p>
          </table:table-cell>
          <table:table-cell table:number-columns-repeated="2"/>
          <table:table-cell table:style-name="ce19" office:value-type="string" calcext:value-type="string">
            <text:p>xi..</text:p>
          </table:table-cell>
          <table:table-cell table:formula="of:=[.L5]/([.$B$26] * [.$B$27])" office:value-type="float" office:value="82.1" calcext:value-type="float">
            <text:p>82.1</text:p>
          </table:table-cell>
          <table:table-cell table:formula="of:=[.L6]/([.$B$26] * [.$B$27])" office:value-type="float" office:value="94.6" calcext:value-type="float">
            <text:p>94.6</text:p>
          </table:table-cell>
          <table:table-cell table:style-name="ce12" office:value-type="string" calcext:value-type="string">
            <text:p>Sum</text:p>
          </table:table-cell>
          <table:table-cell table:style-name="ce1" office:value-type="string" calcext:value-type="string">
            <text:p>S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ukier(A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(xi..-mean)^2</text:p>
          </table:table-cell>
          <table:table-cell table:formula="of:=([.J15]-[.$C$23])^2" office:value-type="float" office:value="39.0625" calcext:value-type="float">
            <text:p>39.0625</text:p>
          </table:table-cell>
          <table:table-cell table:formula="of:=([.K15]-[.$C$23])^2" office:value-type="float" office:value="39.0625" calcext:value-type="float">
            <text:p>39.0625</text:p>
          </table:table-cell>
          <table:table-cell table:style-name="ce8" table:formula="of:=SUM([.J16:.K16])" office:value-type="float" office:value="78.125" calcext:value-type="float">
            <text:p>78.125</text:p>
          </table:table-cell>
          <table:table-cell table:style-name="ce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70, 80, 83, 85, 65</text:p>
          </table:table-cell>
          <table:table-cell table:style-name="ce8" office:value-type="string" calcext:value-type="string">
            <text:p>85,80,90,95,88</text:p>
          </table:table-cell>
          <table:table-cell/>
          <table:table-cell table:style-name="ce1" table:number-columns-repeated="5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85,90,95,90,86</text:p>
          </table:table-cell>
          <table:table-cell table:style-name="ce8" office:value-type="string" calcext:value-type="string">
            <text:p>90,95,100,105,110</text:p>
          </table:table-cell>
          <table:table-cell/>
          <table:table-cell table:style-name="ce19" office:value-type="string" calcext:value-type="string">
            <text:p>xij.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"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formula="of:=[.J5]/[.$B$27]" office:value-type="float" office:value="76.6" calcext:value-type="float">
            <text:p>76.6</text:p>
          </table:table-cell>
          <table:table-cell table:formula="of:=[.K5]/[.$B$27]" office:value-type="float" office:value="87.6" calcext:value-type="float">
            <text:p>87.6</text:p>
          </table:table-cell>
          <table:table-cell table:style-name="ce1"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formula="of:=[.J6]/[.$B$27]" office:value-type="float" office:value="89.2" calcext:value-type="float">
            <text:p>89.2</text:p>
          </table:table-cell>
          <table:table-cell table:formula="of:=[.K6]/[.$B$27]" office:value-type="float" office:value="100" calcext:value-type="float">
            <text:p>100</text:p>
          </table:table-cell>
          <table:table-cell table:style-name="ce1"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Sumy</text:p>
          </table:table-cell>
          <table:table-cell table:style-name="ce4" office:value-type="string" calcext:value-type="string">
            <text:p>SSA</text:p>
          </table:table-cell>
          <table:table-cell table:style-name="ce8" table:formula="of:=[.L16]*[.$B$26]*[.$B$27]" office:value-type="float" office:value="781.25" calcext:value-type="float">
            <text:p>781.25</text:p>
          </table:table-cell>
          <table:table-cell table:style-name="ce1" office:value-type="float" office:value="5" calcext:value-type="float">
            <text:p>5</text:p>
          </table:table-cell>
          <table:table-cell table:style-name="ce17" office:value-type="string" calcext:value-type="string">
            <text:p>i,j</text:p>
          </table:table-cell>
          <table:table-cell table:style-name="ce1"/>
          <table:table-cell table:style-name="ce22" office:value-type="string" calcext:value-type="string">
            <text:p>SSTot Calc</text:p>
          </table:table-cell>
          <table:table-cell table:style-name="ce22" office:value-type="string" calcext:value-type="string">
            <text:p>Error</text:p>
          </table:table-cell>
          <table:table-cell table:style-name="Default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ean</text:p>
          </table:table-cell>
          <table:table-cell table:style-name="ce9" table:formula="of:=AVERAGE([.C2:.C21])" office:value-type="float" office:value="88.35" calcext:value-type="float">
            <text:p>88.35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SSB</text:p>
          </table:table-cell>
          <table:table-cell table:style-name="ce8" table:formula="of:=[.L12]*[.$B$25]*[.$B$27]" office:value-type="float" office:value="594.049999999999" calcext:value-type="float">
            <text:p>594.049999999999</text:p>
          </table:table-cell>
          <table:table-cell table:style-name="ce16" office:value-type="string" calcext:value-type="string">
            <text:p>----------------&gt;</text:p>
          </table:table-cell>
          <table:table-cell office:value-type="string" calcext:value-type="string">
            <text:p>1,1</text:p>
          </table:table-cell>
          <table:table-cell office:value-type="float" office:value="70" calcext:value-type="float">
            <text:p>70</text:p>
          </table:table-cell>
          <table:table-cell table:formula="of:=([.I23]-[.$C$23])^2" office:value-type="float" office:value="336.7225" calcext:value-type="float">
            <text:p>336.7225</text:p>
          </table:table-cell>
          <table:table-cell table:formula="of:=([.C2]-[.$J$19])^2" office:value-type="float" office:value="43.5599999999999" calcext:value-type="float">
            <text:p>43.5599999999999</text:p>
          </table:table-cell>
          <table:table-cell office:value-type="string" calcext:value-type="string">
            <text:p>x11.</text:p>
          </table:table-cell>
          <table:table-cell/>
        </table:table-row>
        <table:table-row table:style-name="ro1">
          <table:table-cell table:style-name="ce2" office:value-type="string" calcext:value-type="string">
            <text:p>-------&gt;</text:p>
          </table:table-cell>
          <table:table-cell office:value-type="string" calcext:value-type="string">
            <text:p>Sum</text:p>
          </table:table-cell>
          <table:table-cell table:style-name="ce9" table:formula="of:=SUM([.C2:.C21])" office:value-type="float" office:value="1767" calcext:value-type="float">
            <text:p>1767</text:p>
          </table:table-cell>
          <table:table-cell table:style-name="ce2" office:value-type="string" calcext:value-type="string">
            <text:p>----------------&gt;</text:p>
          </table:table-cell>
          <table:table-cell table:style-name="ce4" office:value-type="string" calcext:value-type="string">
            <text:p>SSE</text:p>
          </table:table-cell>
          <table:table-cell table:style-name="ce8" table:formula="of:=[.$K$43]" office:value-type="float" office:value="739.2" calcext:value-type="float">
            <text:p>739.2</text:p>
          </table:table-cell>
          <table:table-cell/>
          <table:table-cell office:value-type="string" calcext:value-type="string">
            <text:p>1,1</text:p>
          </table:table-cell>
          <table:table-cell office:value-type="float" office:value="80" calcext:value-type="float">
            <text:p>80</text:p>
          </table:table-cell>
          <table:table-cell table:formula="of:=([.I24]-[.$C$23])^2" office:value-type="float" office:value="69.7224999999999" calcext:value-type="float">
            <text:p>69.7224999999999</text:p>
          </table:table-cell>
          <table:table-cell table:formula="of:=([.C3]-[.$J$19])^2" office:value-type="float" office:value="11.56" calcext:value-type="float">
            <text:p>11.5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/>
          <table:table-cell table:style-name="ce4" office:value-type="string" calcext:value-type="string">
            <text:p>SSTOT</text:p>
          </table:table-cell>
          <table:table-cell table:style-name="ce8" table:formula="of:=[.$J$43]" office:value-type="float" office:value="2114.55" calcext:value-type="float">
            <text:p>2114.55</text:p>
          </table:table-cell>
          <table:table-cell/>
          <table:table-cell office:value-type="string" calcext:value-type="string">
            <text:p>1,1</text:p>
          </table:table-cell>
          <table:table-cell office:value-type="float" office:value="83" calcext:value-type="float">
            <text:p>83</text:p>
          </table:table-cell>
          <table:table-cell table:formula="of:=([.I25]-[.$C$23])^2" office:value-type="float" office:value="28.6224999999999" calcext:value-type="float">
            <text:p>28.6224999999999</text:p>
          </table:table-cell>
          <table:table-cell table:formula="of:=([.C4]-[.$J$19])^2" office:value-type="float" office:value="40.9600000000001" calcext:value-type="float">
            <text:p>40.960000000000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J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/>
          <table:table-cell table:style-name="ce4" office:value-type="string" calcext:value-type="string">
            <text:p>SSAB</text:p>
          </table:table-cell>
          <table:table-cell table:style-name="ce8" table:formula="of:=[.$F$25]-[.$F$24]-[.$F$23]-[.$F$22]" office:value-type="float" office:value="0.0500000000004093" calcext:value-type="float">
            <text:p>0.050000000000409</text:p>
          </table:table-cell>
          <table:table-cell/>
          <table:table-cell office:value-type="string" calcext:value-type="string">
            <text:p>1,1</text:p>
          </table:table-cell>
          <table:table-cell office:value-type="float" office:value="85" calcext:value-type="float">
            <text:p>85</text:p>
          </table:table-cell>
          <table:table-cell table:formula="of:=([.I26]-[.$C$23])^2" office:value-type="float" office:value="11.2225" calcext:value-type="float">
            <text:p>11.2225</text:p>
          </table:table-cell>
          <table:table-cell table:formula="of:=([.C5]-[.$J$19])^2" office:value-type="float" office:value="70.5600000000001" calcext:value-type="float">
            <text:p>70.560000000000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style-name="ce7"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office:value-type="string" calcext:value-type="string">
            <text:p>1,1</text:p>
          </table:table-cell>
          <table:table-cell office:value-type="float" office:value="65" calcext:value-type="float">
            <text:p>65</text:p>
          </table:table-cell>
          <table:table-cell table:formula="of:=([.I27]-[.$C$23])^2" office:value-type="float" office:value="545.2225" calcext:value-type="float">
            <text:p>545.2225</text:p>
          </table:table-cell>
          <table:table-cell table:formula="of:=([.C6]-[.$J$19])^2" office:value-type="float" office:value="134.56" calcext:value-type="float">
            <text:p>134.56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df</text:p>
          </table:table-cell>
          <table:table-cell table:style-name="ce4" office:value-type="string" calcext:value-type="string">
            <text:p>A</text:p>
          </table:table-cell>
          <table:table-cell table:style-name="ce8" table:formula="of:=[.$B$25]-1" office:value-type="float" office:value="1" calcext:value-type="float">
            <text:p>1</text:p>
          </table:table-cell>
          <table:table-cell/>
          <table:table-cell office:value-type="string" calcext:value-type="string">
            <text:p>1,2</text:p>
          </table:table-cell>
          <table:table-cell office:value-type="float" office:value="85" calcext:value-type="float">
            <text:p>85</text:p>
          </table:table-cell>
          <table:table-cell table:formula="of:=([.I28]-[.$C$23])^2" office:value-type="float" office:value="11.2225" calcext:value-type="float">
            <text:p>11.2225</text:p>
          </table:table-cell>
          <table:table-cell table:formula="of:=([.C7]-[.$K$19])^2" office:value-type="float" office:value="6.75999999999997" calcext:value-type="float">
            <text:p>6.75999999999997</text:p>
          </table:table-cell>
          <table:table-cell office:value-type="string" calcext:value-type="string">
            <text:p>x12.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B</text:p>
          </table:table-cell>
          <table:table-cell table:style-name="ce8" table:formula="of:=[.$B$26]-1" office:value-type="float" office:value="1" calcext:value-type="float">
            <text:p>1</text:p>
          </table:table-cell>
          <table:table-cell/>
          <table:table-cell office:value-type="string" calcext:value-type="string">
            <text:p>1,2</text:p>
          </table:table-cell>
          <table:table-cell office:value-type="float" office:value="80" calcext:value-type="float">
            <text:p>80</text:p>
          </table:table-cell>
          <table:table-cell table:formula="of:=([.I29]-[.$C$23])^2" office:value-type="float" office:value="69.7224999999999" calcext:value-type="float">
            <text:p>69.7224999999999</text:p>
          </table:table-cell>
          <table:table-cell table:formula="of:=([.C8]-[.$K$19])^2" office:value-type="float" office:value="57.7599999999999" calcext:value-type="float">
            <text:p>57.7599999999999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----------------&gt;</text:p>
          </table:table-cell>
          <table:table-cell table:style-name="ce4" office:value-type="string" calcext:value-type="string">
            <text:p>Err</text:p>
          </table:table-cell>
          <table:table-cell table:style-name="ce8" table:formula="of:=[.$B$25] * [.$B$26] * ([.$B$27]  - 1)" office:value-type="float" office:value="16" calcext:value-type="float">
            <text:p>16</text:p>
          </table:table-cell>
          <table:table-cell/>
          <table:table-cell office:value-type="string" calcext:value-type="string">
            <text:p>1,2</text:p>
          </table:table-cell>
          <table:table-cell office:value-type="float" office:value="90" calcext:value-type="float">
            <text:p>90</text:p>
          </table:table-cell>
          <table:table-cell table:formula="of:=([.I30]-[.$C$23])^2" office:value-type="float" office:value="2.72250000000002" calcext:value-type="float">
            <text:p>2.72250000000002</text:p>
          </table:table-cell>
          <table:table-cell table:formula="of:=([.C9]-[.$K$19])^2" office:value-type="float" office:value="5.76000000000003" calcext:value-type="float">
            <text:p>5.76000000000003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4" office:value-type="string" calcext:value-type="string">
            <text:p>Tot</text:p>
          </table:table-cell>
          <table:table-cell table:style-name="ce8" table:formula="of:=[.$B$25] * [.$B$26] * [.$B$27]  - 1" office:value-type="float" office:value="19" calcext:value-type="float">
            <text:p>19</text:p>
          </table:table-cell>
          <table:table-cell/>
          <table:table-cell office:value-type="string" calcext:value-type="string">
            <text:p>1,2</text:p>
          </table:table-cell>
          <table:table-cell office:value-type="float" office:value="95" calcext:value-type="float">
            <text:p>95</text:p>
          </table:table-cell>
          <table:table-cell table:formula="of:=([.I31]-[.$C$23])^2" office:value-type="float" office:value="44.2225000000001" calcext:value-type="float">
            <text:p>44.2225000000001</text:p>
          </table:table-cell>
          <table:table-cell table:formula="of:=([.C10]-[.$K$19])^2" office:value-type="float" office:value="54.7600000000001" calcext:value-type="float">
            <text:p>54.760000000000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ce4" office:value-type="string" calcext:value-type="string">
            <text:p>AB</text:p>
          </table:table-cell>
          <table:table-cell table:style-name="ce8" table:formula="of:=[.$F$28]*[.$F$29]" office:value-type="float" office:value="1" calcext:value-type="float">
            <text:p>1</text:p>
          </table:table-cell>
          <table:table-cell/>
          <table:table-cell office:value-type="string" calcext:value-type="string">
            <text:p>1,2</text:p>
          </table:table-cell>
          <table:table-cell office:value-type="float" office:value="88" calcext:value-type="float">
            <text:p>88</text:p>
          </table:table-cell>
          <table:table-cell table:formula="of:=([.I32]-[.$C$23])^2" office:value-type="float" office:value="0.122499999999996" calcext:value-type="float">
            <text:p>0.122499999999996</text:p>
          </table:table-cell>
          <table:table-cell table:formula="of:=([.C11]-[.$K$19])^2" office:value-type="float" office:value="0.160000000000005" calcext:value-type="float">
            <text:p>0.160000000000005</text:p>
          </table:table-cell>
          <table:table-cell table:number-columns-repeated="2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4"/>
          <table:table-cell office:value-type="string" calcext:value-type="string">
            <text:p>2,1</text:p>
          </table:table-cell>
          <table:table-cell office:value-type="float" office:value="85" calcext:value-type="float">
            <text:p>85</text:p>
          </table:table-cell>
          <table:table-cell table:formula="of:=([.I33]-[.$C$23])^2" office:value-type="float" office:value="11.2225" calcext:value-type="float">
            <text:p>11.2225</text:p>
          </table:table-cell>
          <table:table-cell table:formula="of:=([.C12]-[.$J$20])^2" office:value-type="float" office:value="17.64" calcext:value-type="float">
            <text:p>17.64</text:p>
          </table:table-cell>
          <table:table-cell office:value-type="string" calcext:value-type="string">
            <text:p>x21.</text:p>
          </table:table-cell>
          <table:table-cell/>
        </table:table-row>
        <table:table-row table:style-name="ro1">
          <table:table-cell table:style-name="ce8" office:value-type="string" calcext:value-type="string">
            <text:p>MSA</text:p>
          </table:table-cell>
          <table:table-cell table:style-name="ce8" table:formula="of:=[.F22]/[.F28]" office:value-type="float" office:value="781.25" calcext:value-type="float">
            <text:p>781.25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FA</text:p>
          </table:table-cell>
          <table:table-cell table:style-name="ce13" table:formula="of:=[.B34]/[.$B$36]" office:value-type="float" office:value="16.9101731601732" calcext:value-type="float">
            <text:p>16.9101731601732</text:p>
          </table:table-cell>
          <table:table-cell table:style-name="ce14" office:value-type="string" calcext:value-type="string">
            <text:p>FA &gt; Fcr</text:p>
          </table:table-cell>
          <table:table-cell office:value-type="string" calcext:value-type="string">
            <text:p>Ho – odrzucamy</text:p>
          </table:table-cell>
          <table:table-cell office:value-type="string" calcext:value-type="string">
            <text:p>2,1</text:p>
          </table:table-cell>
          <table:table-cell office:value-type="float" office:value="90" calcext:value-type="float">
            <text:p>90</text:p>
          </table:table-cell>
          <table:table-cell table:formula="of:=([.I34]-[.$C$23])^2" office:value-type="float" office:value="2.72250000000002" calcext:value-type="float">
            <text:p>2.72250000000002</text:p>
          </table:table-cell>
          <table:table-cell table:formula="of:=([.C13]-[.$J$20])^2" office:value-type="float" office:value="0.639999999999995" calcext:value-type="float">
            <text:p>0.63999999999999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MSB</text:p>
          </table:table-cell>
          <table:table-cell table:style-name="ce8" table:formula="of:=[.F23]/[.F29]" office:value-type="float" office:value="594.049999999999" calcext:value-type="float">
            <text:p>594.049999999999</text:p>
          </table:table-cell>
          <table:table-cell table:style-name="ce2" office:value-type="string" calcext:value-type="string">
            <text:p>------------&gt;</text:p>
          </table:table-cell>
          <table:table-cell table:style-name="ce7" office:value-type="string" calcext:value-type="string">
            <text:p>FB</text:p>
          </table:table-cell>
          <table:table-cell table:style-name="ce13" table:formula="of:=[.B35]/[.$B$36]" office:value-type="float" office:value="12.8582251082251" calcext:value-type="float">
            <text:p>12.8582251082251</text:p>
          </table:table-cell>
          <table:table-cell table:style-name="ce14" office:value-type="string" calcext:value-type="string">
            <text:p>FA &gt; Fcr</text:p>
          </table:table-cell>
          <table:table-cell office:value-type="string" calcext:value-type="string">
            <text:p>Ho – odrzucamy</text:p>
          </table:table-cell>
          <table:table-cell office:value-type="string" calcext:value-type="string">
            <text:p>2,1</text:p>
          </table:table-cell>
          <table:table-cell office:value-type="float" office:value="95" calcext:value-type="float">
            <text:p>95</text:p>
          </table:table-cell>
          <table:table-cell table:formula="of:=([.I35]-[.$C$23])^2" office:value-type="float" office:value="44.2225000000001" calcext:value-type="float">
            <text:p>44.2225000000001</text:p>
          </table:table-cell>
          <table:table-cell table:formula="of:=([.C14]-[.$J$20])^2" office:value-type="float" office:value="33.64" calcext:value-type="float">
            <text:p>33.64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MSE</text:p>
          </table:table-cell>
          <table:table-cell table:style-name="ce8" table:formula="of:=[.F24]/[.F30]" office:value-type="float" office:value="46.2" calcext:value-type="float">
            <text:p>46.2</text:p>
          </table:table-cell>
          <table:table-cell table:style-name="ce10"/>
          <table:table-cell table:style-name="ce7" office:value-type="string" calcext:value-type="string">
            <text:p>FAB</text:p>
          </table:table-cell>
          <table:table-cell table:style-name="ce13" table:formula="of:=[.B38]/[.$B$36]" office:value-type="float" office:value="0.00108225108225994" calcext:value-type="float">
            <text:p>0.00108225108226</text:p>
          </table:table-cell>
          <table:table-cell table:style-name="ce15" office:value-type="string" calcext:value-type="string">
            <text:p>FA &lt; Fcr</text:p>
          </table:table-cell>
          <table:table-cell office:value-type="string" calcext:value-type="string">
            <text:p>Ho – akceptujemy</text:p>
          </table:table-cell>
          <table:table-cell office:value-type="string" calcext:value-type="string">
            <text:p>2,1</text:p>
          </table:table-cell>
          <table:table-cell office:value-type="float" office:value="90" calcext:value-type="float">
            <text:p>90</text:p>
          </table:table-cell>
          <table:table-cell table:formula="of:=([.I36]-[.$C$23])^2" office:value-type="float" office:value="2.72250000000002" calcext:value-type="float">
            <text:p>2.72250000000002</text:p>
          </table:table-cell>
          <table:table-cell table:formula="of:=([.C15]-[.$J$20])^2" office:value-type="float" office:value="0.639999999999995" calcext:value-type="float">
            <text:p>0.63999999999999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MSTot</text:p>
          </table:table-cell>
          <table:table-cell table:style-name="ce8" table:formula="of:=[.F25]/[.F31]" office:value-type="float" office:value="111.292105263158" calcext:value-type="float">
            <text:p>111.292105263158</text:p>
          </table:table-cell>
          <table:table-cell table:style-name="ce10"/>
          <table:table-cell office:value-type="string" calcext:value-type="string" table:number-columns-spanned="4" table:number-rows-spanned="1">
            <text:p>Zatem istnieje związek pomiędzy ciśnieniem, a poziomem cukru</text:p>
          </table:table-cell>
          <table:covered-table-cell table:number-columns-repeated="3"/>
          <table:table-cell office:value-type="string" calcext:value-type="string">
            <text:p>2,1</text:p>
          </table:table-cell>
          <table:table-cell office:value-type="float" office:value="86" calcext:value-type="float">
            <text:p>86</text:p>
          </table:table-cell>
          <table:table-cell table:formula="of:=([.I37]-[.$C$23])^2" office:value-type="float" office:value="5.52249999999997" calcext:value-type="float">
            <text:p>5.52249999999997</text:p>
          </table:table-cell>
          <table:table-cell table:formula="of:=([.C16]-[.$J$20])^2" office:value-type="float" office:value="10.24" calcext:value-type="float">
            <text:p>10.24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MSAB</text:p>
          </table:table-cell>
          <table:table-cell table:style-name="ce8" table:formula="of:=[.F26]/[.F32]" office:value-type="float" office:value="0.0500000000004093" calcext:value-type="float">
            <text:p>0.050000000000409</text:p>
          </table:table-cell>
          <table:table-cell table:style-name="ce10"/>
          <table:table-cell office:value-type="string" calcext:value-type="string" table:number-columns-spanned="4" table:number-rows-spanned="1">
            <text:p>Zatem istnieje związek pomiędzy ciśnieniem, a wagą</text:p>
          </table:table-cell>
          <table:covered-table-cell table:number-columns-repeated="3"/>
          <table:table-cell office:value-type="string" calcext:value-type="string">
            <text:p>2,2</text:p>
          </table:table-cell>
          <table:table-cell office:value-type="float" office:value="90" calcext:value-type="float">
            <text:p>90</text:p>
          </table:table-cell>
          <table:table-cell table:formula="of:=([.I38]-[.$C$23])^2" office:value-type="float" office:value="2.72250000000002" calcext:value-type="float">
            <text:p>2.72250000000002</text:p>
          </table:table-cell>
          <table:table-cell table:formula="of:=([.C17]-[.$K$20])^2" office:value-type="float" office:value="100" calcext:value-type="float">
            <text:p>100</text:p>
          </table:table-cell>
          <table:table-cell office:value-type="string" calcext:value-type="string">
            <text:p>x22.</text:p>
          </table:table-cell>
          <table:table-cell/>
        </table:table-row>
        <table:table-row table:style-name="ro1">
          <table:table-cell table:style-name="Default" table:number-columns-repeated="3"/>
          <table:table-cell office:value-type="string" calcext:value-type="string" table:number-columns-spanned="4" table:number-rows-spanned="1">
            <text:p>Nie ma związku pomiedzy czynnikami</text:p>
          </table:table-cell>
          <table:covered-table-cell table:number-columns-repeated="3"/>
          <table:table-cell office:value-type="string" calcext:value-type="string">
            <text:p>2,2</text:p>
          </table:table-cell>
          <table:table-cell office:value-type="float" office:value="95" calcext:value-type="float">
            <text:p>95</text:p>
          </table:table-cell>
          <table:table-cell table:formula="of:=([.I39]-[.$C$23])^2" office:value-type="float" office:value="44.2225000000001" calcext:value-type="float">
            <text:p>44.2225000000001</text:p>
          </table:table-cell>
          <table:table-cell table:formula="of:=([.C18]-[.$K$20])^2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lfa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table:style-name="ce4" office:value-type="float" office:value="0.0125" calcext:value-type="float">
            <text:p>0.0125</text:p>
          </table:table-cell>
          <table:table-cell table:number-columns-repeated="3"/>
          <table:table-cell office:value-type="string" calcext:value-type="string">
            <text:p>2,2</text:p>
          </table:table-cell>
          <table:table-cell office:value-type="float" office:value="100" calcext:value-type="float">
            <text:p>100</text:p>
          </table:table-cell>
          <table:table-cell table:formula="of:=([.I40]-[.$C$23])^2" office:value-type="float" office:value="135.7225" calcext:value-type="float">
            <text:p>135.7225</text:p>
          </table:table-cell>
          <table:table-cell table:formula="of:=([.C19]-[.$K$20])^2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cr(1,16)</text:p>
          </table:table-cell>
          <table:table-cell office:value-type="float" office:value="4.49399842" calcext:value-type="float">
            <text:p>4.49399842</text:p>
          </table:table-cell>
          <table:table-cell office:value-type="float" office:value="6.11512713" calcext:value-type="float">
            <text:p>6.11512713</text:p>
          </table:table-cell>
          <table:table-cell table:style-name="ce4" office:value-type="float" office:value="7.91328179" calcext:value-type="float">
            <text:p>7.91328179</text:p>
          </table:table-cell>
          <table:table-cell table:number-columns-repeated="3"/>
          <table:table-cell office:value-type="string" calcext:value-type="string">
            <text:p>2,2</text:p>
          </table:table-cell>
          <table:table-cell office:value-type="float" office:value="105" calcext:value-type="float">
            <text:p>105</text:p>
          </table:table-cell>
          <table:table-cell table:formula="of:=([.I41]-[.$C$23])^2" office:value-type="float" office:value="277.2225" calcext:value-type="float">
            <text:p>277.2225</text:p>
          </table:table-cell>
          <table:table-cell table:formula="of:=([.C20]-[.$K$20])^2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2,2</text:p>
          </table:table-cell>
          <table:table-cell office:value-type="float" office:value="110" calcext:value-type="float">
            <text:p>110</text:p>
          </table:table-cell>
          <table:table-cell table:formula="of:=([.I42]-[.$C$23])^2" office:value-type="float" office:value="468.7225" calcext:value-type="float">
            <text:p>468.7225</text:p>
          </table:table-cell>
          <table:table-cell table:formula="of:=([.C21]-[.$K$20])^2" office:value-type="float" office:value="100" calcext:value-type="float">
            <text:p>1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23" table:formula="of:=SUM([.J23:.J42])" office:value-type="float" office:value="2114.55" calcext:value-type="float">
            <text:p>2114.55</text:p>
          </table:table-cell>
          <table:table-cell table:style-name="ce23" table:formula="of:=SUM([.K23:.K42])" office:value-type="float" office:value="739.2" calcext:value-type="float">
            <text:p>739.2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4:33:16.471794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8T14:47:30.892976225</dc:date>
    <meta:editing-duration>PT23M35S</meta:editing-duration>
    <meta:editing-cycles>4</meta:editing-cycles>
    <meta:generator>LibreOffice/6.4.6.2$Linux_X86_64 LibreOffice_project/40$Build-2</meta:generator>
    <meta:document-statistic meta:table-count="1" meta:cell-count="321" meta:object-count="0"/>
  </office:meta>
</office:document-meta>
</file>